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factoring Old Code</text:p>
      <text:p text:style-name="P1"/>
      <text:p text:style-name="P3"/>
      <text:p text:style-name="P7">Living Entity, Defender and Enemy Refactoring</text:p>
      <text:p text:style-name="P3"/>
      <text:list xml:id="list1879815629509720045" text:style-name="L1">
        <text:list-item>
          <text:p text:style-name="P4">All methods and functions should be taken out of LE scripts</text:p>
        </text:list-item>
      </text:list>
      <text:p text:style-name="P3"/>
      <text:p text:style-name="P3"/>
      <text:list xml:id="list7743413402928626695" text:style-name="L2">
        <text:list-item>
          <text:p text:style-name="P5">New scripts</text:p>
          <text:list>
            <text:list-item>
              <text:p text:style-name="P5">View Models</text:p>
              <text:list>
                <text:list-item>
                  <text:p text:style-name="P5">LivingEntityViewModel</text:p>
                </text:list-item>
              </text:list>
            </text:list-item>
            <text:list-item>
              <text:p text:style-name="P5">Models</text:p>
              <text:list>
                <text:list-item>
                  <text:p text:style-name="P5"/>
                </text:list-item>
              </text:list>
            </text:list-item>
            <text:list-item>
              <text:p text:style-name="P5">Controllers</text:p>
            </text:list-item>
          </text:list>
        </text:list-item>
      </text:list>
      <text:p text:style-name="P3"/>
      <text:p text:style-name="P3">TO DO</text:p>
      <text:list xml:id="list4199647764117077700" text:style-name="L3">
        <text:list-item>
          <text:p text:style-name="P6">Create living entity view model script</text:p>
        </text:list-item>
        <text:list-item>
          <text:p text:style-name="P6">refactor code from myPassiveManager into StatusController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7S</meta:editing-duration>
    <meta:editing-cycles>3</meta:editing-cycles>
    <meta:generator>OpenOffice/4.1.6$Win32 OpenOffice.org_project/416m1$Build-9790</meta:generator>
    <dc:date>2020-08-16T11:30:18.90</dc:date>
    <meta:document-statistic meta:table-count="0" meta:image-count="0" meta:object-count="0" meta:page-count="1" meta:paragraph-count="11" meta:word-count="49" meta:character-count="292"/>
    <dc:creator>Black Will</dc:creator>
    <meta:user-defined meta:name="Info 1"/>
    <meta:user-defined meta:name="Info 2"/>
    <meta:user-defined meta:name="Info 3"/>
    <meta:user-defined meta:name="Info 4"/>
  </office:meta>
</office:document-meta>
</file>